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3mm"/>
    </style:style>
    <style:style style:name="co5" style:family="table-column">
      <style:table-column-properties fo:break-before="auto" style:column-width="77.91mm"/>
    </style:style>
    <style:style style:name="co6" style:family="table-column">
      <style:table-column-properties fo:break-before="auto" style:column-width="164.11mm"/>
    </style:style>
    <style:style style:name="co7" style:family="table-column">
      <style:table-column-properties fo:break-before="auto" style:column-width="205.12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38.51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27.94mm"/>
    </style:style>
    <style:style style:name="co15" style:family="table-column">
      <style:table-column-properties fo:break-before="auto" style:column-width="129.26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7" style:family="table-cell" style:parent-style-name="Default" style:data-style-name="N2">
      <style:table-cell-properties fo:border="0.06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</text:p>
            <text:p>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</text:p>
            <text:p>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</text:p>
            <text:p>por 1.000 </text:p>
            <text:p>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7" table:formula="of:=([.I2]*1000)/[.C2]" office:value-type="float" office:value="0.845200985158998" calcext:value-type="float">
            <text:p>0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</text:p>
          </table:table-cell>
          <table:table-cell office:value-type="string" calcext:value-type="string">
            <text:p>https://www.prefeiturademossoro.com.br/</text:p>
          </table:table-cell>
          <table:table-cell office:value-type="string" calcext:value-type="string">
            <text:p>https://www.mossoro.rn.leg.br/</text:p>
          </table:table-cell>
          <table:table-cell office:value-type="string" calcext:value-type="string">
            <text:p>http://168.232.152.232:8282/transparencia/despesas.aspx</text:p>
          </table:table-cell>
          <table:table-cell office:value-type="string" calcext:value-type="string">
            <text:p>http://168.232.152.232:8282/transparencia/leiacessoinf.aspx</text:p>
          </table:table-cell>
          <table:table-cell table:style-name="ce10" office:value-type="date" office:date-value="2019-12-13" calcext:value-type="date">
            <text:p>13/12/1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5.192654</text:p>
          </table:table-cell>
          <table:table-cell office:value-type="string" calcext:value-type="string">
            <text:p>-37.341804</text:p>
          </table:table-cell>
          <table:table-cell table:style-name="ce11" table:formula="of:=[.J3]/[.I3]" office:value-type="float" office:value="0" calcext:value-type="float">
            <text:p>0,00</text:p>
          </table:table-cell>
          <table:table-cell table:style-name="ce17" table:formula="of:=([.I3]*1000)/[.C3]" office:value-type="float" office:value="0.92968390747146" calcext:value-type="float">
            <text:p>0,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</text:p>
          </table:table-cell>
          <table:table-cell office:value-type="string" calcext:value-type="string">
            <text:p>https://parnamirim.rn.gov.br/</text:p>
          </table:table-cell>
          <table:table-cell office:value-type="string" calcext:value-type="string">
            <text:p>http://www.parnamirim.rn.leg.br/</text:p>
          </table:table-cell>
          <table:table-cell office:value-type="string" calcext:value-type="string">
            <text:p>http://201.59.185.194:8080/transparencia/despesas.aspx</text:p>
          </table:table-cell>
          <table:table-cell office:value-type="string" calcext:value-type="string">
            <text:p>http://201.59.185.194:8080/transparencia/leiacessoinf.asp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5.923764</text:p>
          </table:table-cell>
          <table:table-cell office:value-type="string" calcext:value-type="string">
            <text:p>-35.265434</text:p>
          </table:table-cell>
          <table:table-cell table:style-name="ce11" table:formula="of:=[.J4]/[.I4]" office:value-type="string" office:string-value="" calcext:value-type="error">
            <text:p>#DIV/0!</text:p>
          </table:table-cell>
          <table:table-cell table:style-name="ce17" table:formula="of:=([.I4]*1000)/[.C4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</text:p>
          </table:table-cell>
          <table:table-cell office:value-type="string" calcext:value-type="string">
            <text:p>http://saogoncalo.rn.gov.br/</text:p>
          </table:table-cell>
          <table:table-cell office:value-type="string" calcext:value-type="string">
            <text:p>http://www.cmsga.rn.gov.br/</text:p>
          </table:table-cell>
          <table:table-cell office:value-type="string" calcext:value-type="string">
            <text:p>http://topdown.servehttp.com:8080/transparenciacmsaogoncalo/despesas.aspx</text:p>
          </table:table-cell>
          <table:table-cell office:value-type="string" calcext:value-type="string">
            <text:p>http://topdown.servehttp.com:8080/transparenciacmsaogoncalo/leiacessoinf.asp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5.794169</text:p>
          </table:table-cell>
          <table:table-cell office:value-type="string" calcext:value-type="string">
            <text:p>-35.328604</text:p>
          </table:table-cell>
          <table:table-cell table:style-name="ce11" table:formula="of:=[.J5]/[.I5]" office:value-type="string" office:string-value="" calcext:value-type="error">
            <text:p>#DIV/0!</text:p>
          </table:table-cell>
          <table:table-cell table:style-name="ce17" table:formula="of:=([.I5]*1000)/[.C5]" office:value-type="float" office:value="0" calcext:value-type="float">
            <text:p>0,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</text:p>
          </table:table-cell>
          <table:table-cell office:value-type="string" calcext:value-type="string">
            <text:p>http://macaiba.rn.gov.br/</text:p>
          </table:table-cell>
          <table:table-cell table:number-columns-repeated="2" office:value-type="string" calcext:value-type="string">
            <text:p>http://macaiba.rn.leg.br/</text:p>
          </table:table-cell>
          <table:table-cell office:value-type="string" calcext:value-type="string">
            <text:p>http://portaldc.com.br/Pages/RH/Consultar_Folhas_de_Pagamento.aspx?ParamEmpCodi=2407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-5.857753</text:p>
          </table:table-cell>
          <table:table-cell office:value-type="string" calcext:value-type="string">
            <text:p>-35.353950</text:p>
          </table:table-cell>
          <table:table-cell table:style-name="ce11" table:formula="of:=[.J6]/[.I6]" office:value-type="string" office:string-value="" calcext:value-type="error">
            <text:p>#DIV/0!</text:p>
          </table:table-cell>
          <table:table-cell table:style-name="ce17" table:formula="of:=([.I6]*1000)/[.C6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</text:p>
          </table:table-cell>
          <table:table-cell office:value-type="string" calcext:value-type="string">
            <text:p>http://macaiba.rn.gov.br/</text:p>
          </table:table-cell>
          <table:table-cell office:value-type="string" calcext:value-type="string">
            <text:p>https://www.cearamirim.rn.leg.br</text:p>
          </table:table-cell>
          <table:table-cell office:value-type="string" calcext:value-type="string">
            <text:p>http://topdowncmrn.ddns.net:8080/transparencia/despesas.aspx</text:p>
          </table:table-cell>
          <table:table-cell office:value-type="string" calcext:value-type="string">
            <text:p>http://topdowncmrn.ddns.net:8080/transparencia/leiacessoinf.asp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-5.632780</text:p>
          </table:table-cell>
          <table:table-cell office:value-type="string" calcext:value-type="string">
            <text:p>-35.422153</text:p>
          </table:table-cell>
          <table:table-cell table:style-name="ce11" table:formula="of:=[.J7]/[.I7]" office:value-type="string" office:string-value="" calcext:value-type="error">
            <text:p>#DIV/0!</text:p>
          </table:table-cell>
          <table:table-cell table:style-name="ce17" table:formula="of:=([.I7]*1000)/[.C7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</text:p>
          </table:table-cell>
          <table:table-cell office:value-type="string" calcext:value-type="string">
            <text:p>https://www.caico.rn.gov.br/</text:p>
          </table:table-cell>
          <table:table-cell office:value-type="string" calcext:value-type="string">
            <text:p>http://caico.rn.leg.br/</text:p>
          </table:table-cell>
          <table:table-cell office:value-type="string" calcext:value-type="string">
            <text:p>http://cloud.publica.inf.br/clientes/caico_pm/portaltransparencia/</text:p>
          </table:table-cell>
          <table:table-cell office:value-type="string" calcext:value-type="string">
            <text:p>http://caico.rn.leg.br/folhas-de-pagamento/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6.457560</text:p>
          </table:table-cell>
          <table:table-cell office:value-type="string" calcext:value-type="string">
            <text:p>-37.096148</text:p>
          </table:table-cell>
          <table:table-cell table:style-name="ce11" table:formula="of:=[.J8]/[.I8]" office:value-type="string" office:string-value="" calcext:value-type="error">
            <text:p>#DIV/0!</text:p>
          </table:table-cell>
          <table:table-cell table:style-name="ce17" table:formula="of:=([.I8]*1000)/[.C8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</text:p>
          </table:table-cell>
          <table:table-cell office:value-type="string" calcext:value-type="string">
            <text:p>http://assu.rn.gov.br/</text:p>
          </table:table-cell>
          <table:table-cell office:value-type="string" calcext:value-type="string">
            <text:p>http://www.acu.rn.leg.br/</text:p>
          </table:table-cell>
          <table:table-cell table:style-name="ce14" office:value-type="string" calcext:value-type="string">
            <text:p>http://www.acu.rn.leg.br/acessoainformacao</text:p>
          </table:table-cell>
          <table:table-cell office:value-type="string" calcext:value-type="string">
            <text:p>http://138.94.94.50/Cidadao/ConsultaServidores.asp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-5.573384</text:p>
          </table:table-cell>
          <table:table-cell office:value-type="string" calcext:value-type="string">
            <text:p>-36.908962</text:p>
          </table:table-cell>
          <table:table-cell table:style-name="ce11" table:formula="of:=[.J9]/[.I9]" office:value-type="string" office:string-value="" calcext:value-type="error">
            <text:p>#DIV/0!</text:p>
          </table:table-cell>
          <table:table-cell table:style-name="ce17" table:formula="of:=([.I9]*1000)/[.C9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</text:p>
          </table:table-cell>
          <table:table-cell office:value-type="string" calcext:value-type="string">
            <text:p>http://prefeituracurraisnovos.com.br/</text:p>
          </table:table-cell>
          <table:table-cell office:value-type="string" calcext:value-type="string">
            <text:p>http://camaradecurraisnovos.com.br/</text:p>
          </table:table-cell>
          <table:table-cell office:value-type="string" calcext:value-type="string">
            <text:p>http://transparencia.camaradecurraisnovos.com.br/</text:p>
          </table:table-cell>
          <table:table-cell office:value-type="string" calcext:value-type="string">
            <text:p>http://camaradecurraisnovos.com.br/links/servidores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-6.263526</text:p>
          </table:table-cell>
          <table:table-cell office:value-type="string" calcext:value-type="string">
            <text:p>-36.513782</text:p>
          </table:table-cell>
          <table:table-cell table:style-name="ce11" table:formula="of:=[.J10]/[.I10]" office:value-type="string" office:string-value="" calcext:value-type="error">
            <text:p>#DIV/0!</text:p>
          </table:table-cell>
          <table:table-cell table:style-name="ce17" table:formula="of:=([.I10]*1000)/[.C10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</text:p>
          </table:table-cell>
          <table:table-cell office:value-type="string" calcext:value-type="string">
            <text:p>http://www.santacruz.rn.gov.br/</text:p>
          </table:table-cell>
          <table:table-cell office:value-type="string" calcext:value-type="string">
            <text:p>https://www.santacruz.rn.leg.br/</text:p>
          </table:table-cell>
          <table:table-cell office:value-type="string" calcext:value-type="string">
            <text:p>https://santacruz.rn.leg.br/transparencia</text:p>
          </table:table-cell>
          <table:table-cell office:value-type="string" calcext:value-type="string">
            <text:p>http://topdown.servehttp.com:8080/Transparencia/cmsantacruz/leiacessoinf.asp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-6.230224</text:p>
          </table:table-cell>
          <table:table-cell office:value-type="string" calcext:value-type="string">
            <text:p>-36.020601</text:p>
          </table:table-cell>
          <table:table-cell table:style-name="ce11" table:formula="of:=[.J11]/[.I11]" office:value-type="string" office:string-value="" calcext:value-type="error">
            <text:p>#DIV/0!</text:p>
          </table:table-cell>
          <table:table-cell table:style-name="ce17" table:formula="of:=([.I11]*1000)/[.C11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float" office:value="12261" calcext:value-type="float">
            <text:p>12261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float" office:value="12194" calcext:value-type="float">
            <text:p>1219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float" office:value="11790" calcext:value-type="float">
            <text:p>11790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float" office:value="11724" calcext:value-type="float">
            <text:p>11724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float" office:value="11295" calcext:value-type="float">
            <text:p>11295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float" office:value="11178" calcext:value-type="float">
            <text:p>11178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float" office:value="11152" calcext:value-type="float">
            <text:p>11152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float" office:value="11142" calcext:value-type="float">
            <text:p>11142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float" office:value="11057" calcext:value-type="float">
            <text:p>11057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float" office:value="11041" calcext:value-type="float">
            <text:p>11041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float" office:value="10789" calcext:value-type="float">
            <text:p>10789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float" office:value="10715" calcext:value-type="float">
            <text:p>1071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float" office:value="10651" calcext:value-type="float">
            <text:p>1065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float" office:value="10591" calcext:value-type="float">
            <text:p>1059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float" office:value="10527" calcext:value-type="float">
            <text:p>10527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float" office:value="10302" calcext:value-type="float">
            <text:p>10302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float" office:value="10266" calcext:value-type="float">
            <text:p>10266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float" office:value="10152" calcext:value-type="float">
            <text:p>10152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float" office:value="10087" calcext:value-type="float">
            <text:p>10087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float" office:value="10086" calcext:value-type="float">
            <text:p>10086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float" office:value="9638" calcext:value-type="float">
            <text:p>9638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float" office:value="9516" calcext:value-type="float">
            <text:p>9516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float" office:value="9218" calcext:value-type="float">
            <text:p>9218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float" office:value="9121" calcext:value-type="float">
            <text:p>9121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float" office:value="9026" calcext:value-type="float">
            <text:p>9026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float" office:value="8692" calcext:value-type="float">
            <text:p>8692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float" office:value="8358" calcext:value-type="float">
            <text:p>8358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float" office:value="8212" calcext:value-type="float">
            <text:p>8212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float" office:value="8192" calcext:value-type="float">
            <text:p>8192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float" office:value="8119" calcext:value-type="float">
            <text:p>8119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float" office:value="8065" calcext:value-type="float">
            <text:p>8065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float" office:value="8034" calcext:value-type="float">
            <text:p>8034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float" office:value="8014" calcext:value-type="float">
            <text:p>8014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float" office:value="7827" calcext:value-type="float">
            <text:p>7827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float" office:value="7503" calcext:value-type="float">
            <text:p>750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float" office:value="7501" calcext:value-type="float">
            <text:p>7501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float" office:value="7080" calcext:value-type="float">
            <text:p>7080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float" office:value="6863" calcext:value-type="float">
            <text:p>6863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float" office:value="6780" calcext:value-type="float">
            <text:p>6780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float" office:value="6765" calcext:value-type="float">
            <text:p>676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float" office:value="6728" calcext:value-type="float">
            <text:p>6728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float" office:value="6537" calcext:value-type="float">
            <text:p>6537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float" office:value="6397" calcext:value-type="float">
            <text:p>6397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float" office:value="6281" calcext:value-type="float">
            <text:p>6281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float" office:value="6044" calcext:value-type="float">
            <text:p>604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float" office:value="6036" calcext:value-type="float">
            <text:p>6036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float" office:value="6014" calcext:value-type="float">
            <text:p>6014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float" office:value="5957" calcext:value-type="float">
            <text:p>5957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float" office:value="5883" calcext:value-type="float">
            <text:p>588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float" office:value="5774" calcext:value-type="float">
            <text:p>5774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float" office:value="5608" calcext:value-type="float">
            <text:p>5608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float" office:value="5508" calcext:value-type="float">
            <text:p>5508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float" office:value="5485" calcext:value-type="float">
            <text:p>5485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float" office:value="5481" calcext:value-type="float">
            <text:p>5481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float" office:value="5480" calcext:value-type="float">
            <text:p>5480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float" office:value="5469" calcext:value-type="float">
            <text:p>5469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float" office:value="5289" calcext:value-type="float">
            <text:p>528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float" office:value="5201" calcext:value-type="float">
            <text:p>5201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float" office:value="5117" calcext:value-type="float">
            <text:p>5117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float" office:value="4908" calcext:value-type="float">
            <text:p>4908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float" office:value="4761" calcext:value-type="float">
            <text:p>4761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float" office:value="4755" calcext:value-type="float">
            <text:p>4755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float" office:value="4602" calcext:value-type="float">
            <text:p>4602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float" office:value="4401" calcext:value-type="float">
            <text:p>4401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float" office:value="4395" calcext:value-type="float">
            <text:p>4395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float" office:value="4272" calcext:value-type="float">
            <text:p>4272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float" office:value="4232" calcext:value-type="float">
            <text:p>4232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float" office:value="4209" calcext:value-type="float">
            <text:p>4209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float" office:value="4149" calcext:value-type="float">
            <text:p>4149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float" office:value="4095" calcext:value-type="float">
            <text:p>4095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float" office:value="4002" calcext:value-type="float">
            <text:p>4002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float" office:value="3978" calcext:value-type="float">
            <text:p>3978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float" office:value="3966" calcext:value-type="float">
            <text:p>396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float" office:value="3873" calcext:value-type="float">
            <text:p>387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float" office:value="3787" calcext:value-type="float">
            <text:p>3787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float" office:value="3652" calcext:value-type="float">
            <text:p>3652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float" office:value="3608" calcext:value-type="float">
            <text:p>3608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float" office:value="3573" calcext:value-type="float">
            <text:p>3573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float" office:value="3543" calcext:value-type="float">
            <text:p>3543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float" office:value="3275" calcext:value-type="float">
            <text:p>3275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float" office:value="3259" calcext:value-type="float">
            <text:p>3259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float" office:value="3230" calcext:value-type="float">
            <text:p>3230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float" office:value="3194" calcext:value-type="float">
            <text:p>3194</text:p>
          </table:table-cell>
          <table:table-cell table:number-columns-repeated="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float" office:value="3146" calcext:value-type="float">
            <text:p>3146</text:p>
          </table:table-cell>
          <table:table-cell table:number-columns-repeated="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float" office:value="3075" calcext:value-type="float">
            <text:p>3075</text:p>
          </table:table-cell>
          <table:table-cell table:number-columns-repeated="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float" office:value="3039" calcext:value-type="float">
            <text:p>3039</text:p>
          </table:table-cell>
          <table:table-cell table:number-columns-repeated="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float" office:value="2836" calcext:value-type="float">
            <text:p>2836</text:p>
          </table:table-cell>
          <table:table-cell table:number-columns-repeated="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float" office:value="2799" calcext:value-type="float">
            <text:p>2799</text:p>
          </table:table-cell>
          <table:table-cell table:number-columns-repeated="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float" office:value="2778" calcext:value-type="float">
            <text:p>2778</text:p>
          </table:table-cell>
          <table:table-cell table:number-columns-repeated="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float" office:value="2731" calcext:value-type="float">
            <text:p>2731</text:p>
          </table:table-cell>
          <table:table-cell table:number-columns-repeated="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float" office:value="2726" calcext:value-type="float">
            <text:p>2726</text:p>
          </table:table-cell>
          <table:table-cell table:number-columns-repeated="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float" office:value="2670" calcext:value-type="float">
            <text:p>2670</text:p>
          </table:table-cell>
          <table:table-cell table:number-columns-repeated="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float" office:value="2655" calcext:value-type="float">
            <text:p>2655</text:p>
          </table:table-cell>
          <table:table-cell table:number-columns-repeated="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float" office:value="2617" calcext:value-type="float">
            <text:p>2617</text:p>
          </table:table-cell>
          <table:table-cell table:number-columns-repeated="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float" office:value="2407" calcext:value-type="float">
            <text:p>2407</text:p>
          </table:table-cell>
          <table:table-cell table:number-columns-repeated="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float" office:value="2250" calcext:value-type="float">
            <text:p>2250</text:p>
          </table:table-cell>
          <table:table-cell table:number-columns-repeated="1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float" office:value="2127" calcext:value-type="float">
            <text:p>2127</text:p>
          </table:table-cell>
          <table:table-cell table:number-columns-repeated="1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float" office:value="1712" calcext:value-type="float">
            <text:p>1712</text:p>
          </table:table-cell>
          <table:table-cell table:number-columns-repeated="11"/>
        </table:table-row>
      </table:table>
      <table:table table:name="Gráficos" table:style-name="ta1">
        <table:table-column table:style-name="co15" table:default-cell-style-name="Default"/>
        <table:table-row table:style-name="ro4">
          <table:table-cell office:value-type="string" calcext:value-type="string">
            <text:p>Menores áreas por funcionário</text:p>
          </table:table-cell>
        </table:table-row>
        <table:table-row table:style-name="ro4">
          <table:table-cell office:value-type="string" calcext:value-type="string">
            <text:p>Mais funcionários comissionados</text:p>
          </table:table-cell>
        </table:table-row>
        <table:table-row table:style-name="ro4">
          <table:table-cell office:value-type="string" calcext:value-type="string">
            <text:p>Mais funcionários por 1.000 habitantes</text:p>
          </table:table-cell>
        </table:table-row>
        <table:table-row table:style-name="ro4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53:57.8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2-13T13:14:46.186000000</dc:date>
    <meta:editing-duration>PT1H15M40S</meta:editing-duration>
    <meta:editing-cycles>48</meta:editing-cycles>
    <meta:generator>LibreOffice/6.3.3.2$Windows_X86_64 LibreOffice_project/a64200df03143b798afd1ec74a12ab50359878ed</meta:generator>
    <meta:document-statistic meta:table-count="2" meta:cell-count="613" meta:object-count="0"/>
  </office:meta>
</office:document-meta>
</file>